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List">
      <style:text-properties style:use-window-font-color="true" style:font-name="Optima1" fo:font-size="10pt" style:font-name-asian="LucidaGrande" style:font-size-asian="10pt" style:font-name-complex="LucidaGrande"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text-align="start" style:justify-single-word="false"/>
    </style:style>
    <style:style style:name="P21" style:family="paragraph" style:parent-style-name="Text_20_body">
      <style:text-properties style:text-underline-style="solid" style:text-underline-width="auto" style:text-underline-color="font-color" fo:font-weight="bold" style:font-weight-asian="bold" style:font-weight-complex="bold"/>
    </style:style>
    <style:style style:name="P22" style:family="paragraph" style:parent-style-name="Text_20_body">
      <style:text-properties style:font-name="Monaco1" fo:font-size="9pt" style:font-size-asian="9pt" style:font-size-complex="9pt"/>
    </style:style>
    <style:style style:name="P23" style:family="paragraph" style:parent-style-name="Text_20_body">
      <style:text-properties fo:background-color="transparent"/>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style:use-window-font-color="true" style:font-name="Monaco1" fo:font-size="9pt" style:font-name-asian="Helvetica" style:font-size-asian="9pt" style:font-name-complex="Helvetica" style:font-size-complex="9pt"/>
    </style:style>
    <style:style style:name="P30" style:family="paragraph" style:parent-style-name="Code">
      <style:text-properties fo:font-size="8pt" style:font-size-asian="8pt" style:font-size-complex="8pt"/>
    </style:style>
    <style:style style:name="P31" style:family="paragraph" style:parent-style-name="Code">
      <style:paragraph-properties fo:line-height="100%"/>
    </style:style>
    <style:style style:name="P32" style:family="paragraph" style:parent-style-name="List">
      <style:paragraph-properties fo:margin-left="2.341cm" fo:margin-right="0cm" fo:text-indent="0cm" style:auto-text-indent="false"/>
    </style:style>
    <style:style style:name="P33" style:family="paragraph" style:parent-style-name="List">
      <style:paragraph-properties fo:margin-left="2.341cm" fo:margin-right="0cm" fo:text-indent="0cm" style:auto-text-indent="false" fo:break-before="page"/>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use-window-font-color="true" style:font-name-asian="Helvetica" style:font-name-complex="Helvetica"/>
    </style:style>
    <style:style style:name="P36" style:family="paragraph" style:parent-style-name="List">
      <style:paragraph-properties fo:break-before="page"/>
    </style:style>
    <style:style style:name="P37" style:family="paragraph" style:parent-style-name="Heading_20_3">
      <style:paragraph-properties fo:break-before="page"/>
    </style:style>
    <style:style style:name="P38" style:family="paragraph" style:parent-style-name="Standard">
      <style:paragraph-properties fo:break-before="page"/>
    </style:style>
    <style:style style:name="P39" style:family="paragraph" style:parent-style-name="Code">
      <style:paragraph-properties fo:break-before="page"/>
      <style:text-properties fo:font-size="8pt" style:font-size-asian="8pt" style:font-size-complex="8pt"/>
    </style:style>
    <style:style style:name="P40" style:family="paragraph" style:parent-style-name="Code">
      <style:paragraph-properties fo:margin-top="0cm" fo:margin-bottom="0cm"/>
    </style:style>
    <style:style style:name="P41" style:family="paragraph" style:parent-style-name="Code">
      <style:paragraph-properties fo:margin-top="0cm" fo:margin-bottom="0.4cm"/>
    </style:style>
    <style:style style:name="P42" style:family="paragraph" style:parent-style-name="Text_20_body">
      <style:paragraph-properties fo:margin-left="3.013cm" fo:margin-right="0cm" fo:text-indent="0cm" style:auto-text-indent="false"/>
    </style:style>
    <style:style style:name="P4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4.589cm" style:type="right" style:leader-style="dotted" style:leader-text="."/>
        </style:tab-stops>
      </style:paragraph-properties>
    </style:style>
    <style:style style:name="P46" style:family="paragraph" style:parent-style-name="Standard" style:master-page-name="Index">
      <style:paragraph-properties style:page-number="auto"/>
    </style:style>
    <style:style style:name="P47" style:family="paragraph" style:parent-style-name="Standard" style:list-style-name="L7"/>
    <style:style style:name="P48" style:family="paragraph" style:parent-style-name="Standard" style:list-style-name="L8"/>
    <style:style style:name="P49" style:family="paragraph" style:parent-style-name="Standard">
      <style:paragraph-properties fo:text-align="justify" style:justify-single-word="false"/>
    </style:style>
    <style:style style:name="P50"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1"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Standard" style:list-style-name="L2">
      <style:paragraph-properties fo:margin-left="3.752cm" fo:margin-right="0cm" fo:text-align="start" style:justify-single-word="false" fo:text-indent="-0.635cm" style:auto-text-indent="false"/>
    </style:style>
    <style:style style:name="P53" style:family="paragraph" style:parent-style-name="Standard" style:list-style-name="L4">
      <style:paragraph-properties fo:margin-left="3.752cm" fo:margin-right="0cm" fo:text-align="start" style:justify-single-word="false" fo:text-indent="-0.635cm" style:auto-text-indent="false"/>
    </style:style>
    <style:style style:name="P54" style:family="paragraph" style:parent-style-name="Standard" style:list-style-name="L2">
      <style:paragraph-properties fo:margin-left="3.752cm" fo:margin-right="0cm" fo:text-indent="-0.635cm" style:auto-text-indent="false"/>
    </style:style>
    <style:style style:name="P55" style:family="paragraph" style:parent-style-name="Standard" style:list-style-name="L4">
      <style:paragraph-properties fo:margin-left="3.752cm" fo:margin-right="0cm" fo:text-indent="-0.635cm" style:auto-text-indent="false"/>
    </style:style>
    <style:style style:name="P56" style:family="paragraph" style:parent-style-name="Standard">
      <style:paragraph-properties fo:margin-left="0cm" fo:margin-right="0cm" fo:text-indent="0cm" style:auto-text-indent="false"/>
    </style:style>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10"/>
    <style:style style:name="P60" style:family="paragraph" style:parent-style-name="Text_20_body" style:list-style-name="L5">
      <style:paragraph-properties fo:margin-left="3.752cm" fo:margin-right="0cm" fo:text-indent="-0.635cm" style:auto-text-indent="false"/>
    </style:style>
    <style:style style:name="P61" style:family="paragraph" style:parent-style-name="Text_20_body" style:list-style-name="L10">
      <style:paragraph-properties fo:margin-left="3.752cm" fo:margin-right="0cm" fo:text-indent="-0.635cm" style:auto-text-indent="false"/>
    </style:style>
    <style:style style:name="P62" style:family="paragraph" style:parent-style-name="Text_20_body" style:list-style-name="L5">
      <style:paragraph-properties fo:margin-left="3.117cm" fo:margin-right="0cm" fo:text-indent="0cm" style:auto-text-indent="false"/>
    </style:style>
    <style:style style:name="P63" style:family="paragraph" style:parent-style-name="Text_20_body" style:list-style-name="L5">
      <style:paragraph-properties fo:margin-left="3.013cm" fo:margin-right="0cm" fo:text-indent="0cm" style:auto-text-indent="false"/>
    </style:style>
    <style:style style:name="P64" style:family="paragraph" style:parent-style-name="List" style:list-style-name="L4"/>
    <style:style style:name="P65" style:family="paragraph" style:parent-style-name="List" style:list-style-name="L2"/>
    <style:style style:name="P66" style:family="paragraph" style:parent-style-name="List">
      <style:paragraph-properties fo:margin-left="2.341cm" fo:margin-right="0cm" fo:text-indent="0cm" style:auto-text-indent="false"/>
    </style:style>
    <style:style style:name="P67" style:family="paragraph" style:parent-style-name="List" style:list-style-name="L1">
      <style:paragraph-properties fo:margin-left="2.341cm" fo:margin-right="0cm" fo:text-indent="0cm" style:auto-text-indent="false"/>
    </style:style>
    <style:style style:name="P68" style:family="paragraph" style:parent-style-name="List" style:list-style-name="L3">
      <style:paragraph-properties fo:margin-left="2.341cm" fo:margin-right="0cm" fo:text-indent="0cm" style:auto-text-indent="false"/>
    </style:style>
    <style:style style:name="P69" style:family="paragraph" style:parent-style-name="List" style:list-style-name="L9">
      <style:paragraph-properties fo:margin-left="2.341cm" fo:margin-right="0cm" fo:text-indent="0cm" style:auto-text-indent="false"/>
    </style:style>
    <style:style style:name="P70" style:family="paragraph" style:parent-style-name="List" style:list-style-name="L10">
      <style:paragraph-properties fo:margin-left="2.341cm" fo:margin-right="0cm" fo:text-indent="0cm" style:auto-text-indent="false"/>
    </style:style>
    <style:style style:name="P71" style:family="paragraph" style:parent-style-name="List">
      <style:paragraph-properties fo:margin-left="2.341cm" fo:margin-right="0cm" fo:text-indent="0cm" style:auto-text-indent="false" fo:break-before="page"/>
    </style:style>
    <style:style style:name="P72" style:family="paragraph" style:parent-style-name="List">
      <style:paragraph-properties fo:break-before="page"/>
    </style:style>
    <style:style style:name="P73" style:family="paragraph" style:parent-style-name="Heading_20_1" style:master-page-name="Standard">
      <style:paragraph-properties style:page-number="auto"/>
    </style:style>
    <style:style style:name="P74" style:family="paragraph" style:parent-style-name="Heading_20_2">
      <style:paragraph-properties fo:break-before="page"/>
    </style:style>
    <style:style style:name="P75" style:family="paragraph" style:parent-style-name="Heading_20_TOC" style:master-page-name="Index">
      <style:paragraph-properties style:page-number="1"/>
    </style:style>
    <style:style style:name="P76" style:family="paragraph" style:parent-style-name="Heading_20_3">
      <style:paragraph-properties fo:break-before="page"/>
    </style:style>
    <style:style style:name="P77" style:family="paragraph" style:parent-style-name="Heading_20_3">
      <style:paragraph-properties fo:margin-left="2.341cm" fo:margin-right="0cm" fo:text-indent="0cm" style:auto-text-indent="false"/>
    </style:style>
    <style:style style:name="P78" style:family="paragraph" style:parent-style-name="Heading_20_4">
      <style:paragraph-properties fo:break-before="pag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1.9.0</text:p>
      <text:p text:style-name="P9">Administration Guide</text:p>
      <text:p text:style-name="P5"/>
      <text:p text:style-name="P4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5"><text:a xlink:type="simple" xlink:href="#__RefHeading__4753_400627320" text:style-name="Index_20_Link" text:visited-style-name="Index_20_Link">Other sources of information <text:s text:c="2"/><text:tab/>3</text:a></text:p>
          <text:p text:style-name="P44"><text:a xlink:type="simple" xlink:href="#__RefHeading__4755_400627320" text:style-name="Index_20_Link" text:visited-style-name="Index_20_Link">Chapter 2<text:tab/>Introduction <text:s text:c="2"/><text:tab/>4</text:a></text:p>
          <text:p text:style-name="P45"><text:a xlink:type="simple" xlink:href="#__RefHeading__4887_676192730" text:style-name="Index_20_Link" text:visited-style-name="Index_20_Link">Features <text:s text:c="2"/><text:tab/>4</text:a></text:p>
          <text:p text:style-name="P45"><text:a xlink:type="simple" xlink:href="#__RefHeading__4908_1071192008" text:style-name="Index_20_Link" text:visited-style-name="Index_20_Link">Network Integration <text:s text:c="2"/><text:tab/>6</text:a></text:p>
          <text:p text:style-name="P45"><text:a xlink:type="simple" xlink:href="#__RefHeading__4889_676192730" text:style-name="Index_20_Link" text:visited-style-name="Index_20_Link">Components <text:s text:c="2"/><text:tab/>7</text:a></text:p>
          <text:p text:style-name="P44"><text:a xlink:type="simple" xlink:href="#__RefHeading__4757_400627320" text:style-name="Index_20_Link" text:visited-style-name="Index_20_Link">Chapter 3<text:tab/>Administration Tools <text:s text:c="2"/><text:tab/>8</text:a></text:p>
          <text:p text:style-name="P45"><text:a xlink:type="simple" xlink:href="#__RefHeading__4759_400627320" text:style-name="Index_20_Link" text:visited-style-name="Index_20_Link">pfcmd <text:s text:c="2"/><text:tab/>8</text:a></text:p>
          <text:p text:style-name="P45"><text:a xlink:type="simple" xlink:href="#__RefHeading__4761_400627320" text:style-name="Index_20_Link" text:visited-style-name="Index_20_Link">pfcmd_vlan <text:s text:c="2"/><text:tab/>9</text:a></text:p>
          <text:p text:style-name="P45"><text:a xlink:type="simple" xlink:href="#__RefHeading__4763_400627320" text:style-name="Index_20_Link" text:visited-style-name="Index_20_Link">Web Admin GUI <text:s text:c="2"/><text:tab/>11</text:a></text:p>
          <text:p text:style-name="P44"><text:a xlink:type="simple" xlink:href="#__RefHeading__4765_400627320" text:style-name="Index_20_Link" text:visited-style-name="Index_20_Link">Chapter 4<text:tab/>VLAN isolation <text:s text:c="3"/><text:tab/>12</text:a></text:p>
          <text:p text:style-name="P45"><text:a xlink:type="simple" xlink:href="#__RefHeading__4767_400627320" text:style-name="Index_20_Link" text:visited-style-name="Index_20_Link">Introduction <text:s text:c="2"/><text:tab/>12</text:a></text:p>
          <text:p text:style-name="P45"><text:a xlink:type="simple" xlink:href="#__RefHeading__4769_400627320" text:style-name="Index_20_Link" text:visited-style-name="Index_20_Link">Supported Switches, Access points and Controllers <text:s text:c="2"/><text:tab/>14</text:a></text:p>
          <text:p text:style-name="P45"><text:a xlink:type="simple" xlink:href="#__RefHeading__4771_400627320" text:style-name="Index_20_Link" text:visited-style-name="Index_20_Link">Command-Line Interface: Telnet and SSH <text:s text:c="2"/><text:tab/>15</text:a></text:p>
          <text:p text:style-name="P45"><text:a xlink:type="simple" xlink:href="#__RefHeading__4773_400627320" text:style-name="Index_20_Link" text:visited-style-name="Index_20_Link">SNMP v1, v2c and v3 <text:s text:c="2"/><text:tab/>16</text:a></text:p>
          <text:p text:style-name="P45"><text:a xlink:type="simple" xlink:href="#__RefHeading__4775_400627320" text:style-name="Index_20_Link" text:visited-style-name="Index_20_Link">Switch Configuration <text:s text:c="2"/><text:tab/>17</text:a></text:p>
          <text:p text:style-name="P45"><text:a xlink:type="simple" xlink:href="#__RefHeading__4777_400627320" text:style-name="Index_20_Link" text:visited-style-name="Index_20_Link">Routing, DHCPd and BIND <text:s text:c="2"/><text:tab/>37</text:a></text:p>
          <text:p text:style-name="P44"><text:a xlink:type="simple" xlink:href="#__RefHeading__4779_400627320" text:style-name="Index_20_Link" text:visited-style-name="Index_20_Link">Chapter 5<text:tab/>Integration with wireless networks <text:s text:c="2"/><text:tab/>41</text:a></text:p>
          <text:p text:style-name="P45"><text:a xlink:type="simple" xlink:href="#__RefHeading__4781_400627320" text:style-name="Index_20_Link" text:visited-style-name="Index_20_Link">MAC Authentication <text:s text:c="2"/><text:tab/>41</text:a></text:p>
          <text:p text:style-name="P45"><text:a xlink:type="simple" xlink:href="#__RefHeading__4783_400627320" text:style-name="Index_20_Link" text:visited-style-name="Index_20_Link">802.1x <text:s text:c="2"/><text:tab/>44</text:a></text:p>
          <text:p text:style-name="P44"><text:a xlink:type="simple" xlink:href="#__RefHeading__4785_400627320" text:style-name="Index_20_Link" text:visited-style-name="Index_20_Link">Chapter 6<text:tab/>Floating Network Devices <text:s text:c="2"/><text:tab/>48</text:a></text:p>
          <text:p text:style-name="P45"><text:a xlink:type="simple" xlink:href="#__RefHeading__4787_400627320" text:style-name="Index_20_Link" text:visited-style-name="Index_20_Link">Identification <text:s text:c="2"/><text:tab/>49</text:a></text:p>
          <text:p text:style-name="P44"><text:a xlink:type="simple" xlink:href="#__RefHeading__4789_400627320" text:style-name="Index_20_Link" text:visited-style-name="Index_20_Link">Chapter 7<text:tab/>Blocking malicious activities with violations <text:s text:c="2"/><text:tab/>50</text:a></text:p>
          <text:p text:style-name="P44"><text:a xlink:type="simple" xlink:href="#__RefHeading__4791_400627320" text:style-name="Index_20_Link" text:visited-style-name="Index_20_Link">Chapter 8<text:tab/>Performance optimization <text:s text:c="2"/><text:tab/>53</text:a></text:p>
          <text:p text:style-name="P45"><text:a xlink:type="simple" xlink:href="#__RefHeading__4793_400627320" text:style-name="Index_20_Link" text:visited-style-name="Index_20_Link">Snort signatures <text:s text:c="2"/><text:tab/>53</text:a></text:p>
          <text:p text:style-name="P45"><text:soft-page-break/><text:a xlink:type="simple" xlink:href="#__RefHeading__4795_400627320" text:style-name="Index_20_Link" text:visited-style-name="Index_20_Link">MySQL optimizations <text:s text:c="2"/><text:tab/>53</text:a></text:p>
          <text:p text:style-name="P44"><text:a xlink:type="simple" xlink:href="#__RefHeading__4797_400627320" text:style-name="Index_20_Link" text:visited-style-name="Index_20_Link">Chapter 9<text:tab/>High availability <text:s text:c="2"/><text:tab/>57</text:a></text:p>
          <text:p text:style-name="P45"><text:a xlink:type="simple" xlink:href="#__RefHeading__4799_400627320" text:style-name="Index_20_Link" text:visited-style-name="Index_20_Link">Creation of the DRBD partition <text:s text:c="2"/><text:tab/>58</text:a></text:p>
          <text:p text:style-name="P45"><text:a xlink:type="simple" xlink:href="#__RefHeading__4801_400627320" text:style-name="Index_20_Link" text:visited-style-name="Index_20_Link">DRBD and Linux-HA Installation <text:s text:c="2"/><text:tab/>58</text:a></text:p>
          <text:p text:style-name="P45"><text:a xlink:type="simple" xlink:href="#__RefHeading__4803_400627320" text:style-name="Index_20_Link" text:visited-style-name="Index_20_Link">DRBD Configuration and setup <text:s text:c="2"/><text:tab/>58</text:a></text:p>
          <text:p text:style-name="P45"><text:a xlink:type="simple" xlink:href="#__RefHeading__4805_400627320" text:style-name="Index_20_Link" text:visited-style-name="Index_20_Link">MySQL Configuration <text:s text:c="2"/><text:tab/>62</text:a></text:p>
          <text:p text:style-name="P45"><text:a xlink:type="simple" xlink:href="#__RefHeading__4807_400627320" text:style-name="Index_20_Link" text:visited-style-name="Index_20_Link">Heartbeat configuration <text:s text:c="2"/><text:tab/>63</text:a></text:p>
          <text:p text:style-name="P44"><text:a xlink:type="simple" xlink:href="#__RefHeading__4809_400627320" text:style-name="Index_20_Link" text:visited-style-name="Index_20_Link">Chapter 10<text:tab/>Frequently Asked Questions <text:s text:c="2"/><text:tab/>66</text:a></text:p>
          <text:p text:style-name="P45"><text:a xlink:type="simple" xlink:href="#__RefHeading__4811_400627320" text:style-name="Index_20_Link" text:visited-style-name="Index_20_Link">Services <text:s text:c="2"/><text:tab/>66</text:a></text:p>
          <text:p text:style-name="P45"><text:a xlink:type="simple" xlink:href="#__RefHeading__4813_400627320" text:style-name="Index_20_Link" text:visited-style-name="Index_20_Link">Web interface <text:s text:c="2"/><text:tab/>66</text:a></text:p>
          <text:p text:style-name="P45"><text:a xlink:type="simple" xlink:href="#__RefHeading__4815_400627320" text:style-name="Index_20_Link" text:visited-style-name="Index_20_Link">Switches <text:s text:c="2"/><text:tab/>67</text:a></text:p>
          <text:p text:style-name="P44"><text:a xlink:type="simple" xlink:href="#__RefHeading__4817_400627320" text:style-name="Index_20_Link" text:visited-style-name="Index_20_Link">Chapter 11<text:tab/>Additional Software <text:s text:c="2"/><text:tab/>69</text:a></text:p>
          <text:p text:style-name="P45"><text:a xlink:type="simple" xlink:href="#__RefHeading__4819_400627320" text:style-name="Index_20_Link" text:visited-style-name="Index_20_Link">Nessus <text:s text:c="2"/><text:tab/>69</text:a></text:p>
          <text:p text:style-name="P45"><text:a xlink:type="simple" xlink:href="#__RefHeading__4821_400627320" text:style-name="Index_20_Link" text:visited-style-name="Index_20_Link">Snort <text:s text:c="2"/><text:tab/>70</text:a></text:p>
          <text:p text:style-name="P45"><text:a xlink:type="simple" xlink:href="#__RefHeading__4823_400627320" text:style-name="Index_20_Link" text:visited-style-name="Index_20_Link">Oinkmaster <text:s text:c="2"/><text:tab/>70</text:a></text:p>
          <text:p text:style-name="P44"><text:a xlink:type="simple" xlink:href="#__RefHeading__4825_400627320" text:style-name="Index_20_Link" text:visited-style-name="Index_20_Link">Chapter 12<text:tab/>Appendix A: Database Schema <text:s text:c="2"/><text:tab/>71</text:a></text:p>
          <text:p text:style-name="P44"><text:a xlink:type="simple" xlink:href="#__RefHeading__4827_400627320" text:style-name="Index_20_Link" text:visited-style-name="Index_20_Link">Chapter 13<text:tab/>Appendix B: Configuration parameter reference <text:s text:c="2"/><text:tab/>72</text:a></text:p>
          <text:p text:style-name="P44"><text:a xlink:type="simple" xlink:href="#__RefHeading__4829_400627320" text:style-name="Index_20_Link" text:visited-style-name="Index_20_Link">Chapter 14<text:tab/>Additional Information <text:s text:c="2"/><text:tab/>93</text:a></text:p>
          <text:p text:style-name="P44"><text:a xlink:type="simple" xlink:href="#__RefHeading__4831_400627320" text:style-name="Index_20_Link" text:visited-style-name="Index_20_Link">Chapter 15<text:tab/>Commercial Support and Contact Information <text:s text:c="2"/><text:tab/>94</text:a></text:p>
          <text:p text:style-name="P44"><text:a xlink:type="simple" xlink:href="#__RefHeading__4833_400627320" text:style-name="Index_20_Link" text:visited-style-name="Index_20_Link">Chapter 16<text:tab/>GNU Free Documentation License <text:s text:c="2"/><text:tab/>95</text:a></text:p>
        </text:index-body>
      </text:table-of-content>
      <text:p text:style-name="Standard"/>
      <text:list xml:id="list315408086" text:style-name="Outline">
        <text:list-item>
          <text:h text:style-name="P73"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2177299835"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52002630"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74516679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2"><text:tab/>PacketFence's operation is completely out of band which allows the solution to scale geographically and to be more resilient to failures.</text:p>
      <text:p text:style-name="P12"/>
      <text:p text:style-name="List"><text:span text:style-name="T8">❏<text:tab/></text:span><text:span text:style-name="T3">Voice over IP (VoIP) support.</text:span></text:p>
      <text:p text:style-name="P12"><text:tab/>Also called IP Telephony (IPT), VoIP is fully supported (even in heterogeneous environments) for multiple switch vendors (Cisco, Edge-Core, HP, LinkSys, Nortel Networks and many more).</text:p>
      <text:p text:style-name="P12"/>
      <text:p text:style-name="P11">❏<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2"/>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2"/>
      <text:p text:style-name="P11"/>
      <text:p text:style-name="P36"><text:span text:style-name="T8">❏<text:tab/></text:span><text:span text:style-name="T3">Registration</text:span></text:p>
      <text:p text:style-name="P12"><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2"/>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2"/>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2"/>
      <text:p text:style-name="List"><text:span text:style-name="T8">❏<text:tab/></text:span><text:span text:style-name="T3">Isolation of problematic devices</text:span></text:p>
      <text:p text:style-name="P12"><text:tab/>PacketFence supports several isolation techniques, including VLAN isolation with VoIP support (even in heterogeneous environments) for multiple switch vendors.</text:p>
      <text:p text:style-name="P12"/>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soft-page-break/><text:tab/>Web-based and command-line interfaces for all management tasks.</text:p>
      <text:p text:style-name="P32"><text:soft-page-break/></text:p>
      <text:p text:style-name="P43"><text:span text:style-name="T2">PacketFence is developed by a community of developers located mainly in North America. More information can be found on </text:span><text:a xlink:type="simple" xlink:href="http://www.packetfence.org/">http://www.packetfence.org</text:a></text:p>
      <text:list xml:id="list1436148152" text:continue-numbering="true" text:style-name="Outline">
        <text:list-item>
          <text:list>
            <text:list-item>
              <text:h text:style-name="Heading_20_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168302896" text:continue-numbering="true" text:style-name="Outline">
        <text:list-item>
          <text:list>
            <text:list-item>
              <text:h text:style-name="P7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615448216"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94522062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7480578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355707771" text:continue-numbering="true" text:style-name="Outline">
        <text:list-item>
          <text:h text:style-name="Heading_20_1" text:outline-level="1"><text:bookmark text:name="__RefHeading__4765_400627320"/><office:annotation><dc:creator>Olivier Bilodeau</dc:creator><dc:date>2010-07-14T16:46:37</dc:date><text:p text:style-name="P79"><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114794439"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4">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5">Enterasys</text:p>
          </table:table-cell>
          <table:table-cell table:style-name="Table1.A5" office:value-type="string">
            <text:p text:style-name="P17">Matrix N3</text:p>
          </table:table-cell>
          <table:table-cell table:style-name="Table1.A5" office:value-type="string">
            <text:p text:style-name="P17">Enterasys::Matrix_N3</text:p>
          </table:table-cell>
        </table:table-row>
        <table:table-row>
          <table:table-cell table:style-name="Table1.A5" office:value-type="string">
            <text:p text:style-name="P15"/>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5"/>
          </table:table-cell>
          <table:table-cell table:style-name="Table1.A5" office:value-type="string">
            <text:p text:style-name="P17">SecureStack C3</text:p>
          </table:table-cell>
          <table:table-cell table:style-name="Table1.A5" office:value-type="string">
            <text:p text:style-name="P17">Enterasys::SecureStack_C3</text:p>
          </table:table-cell>
        </table:table-row>
        <table:table-row>
          <table:table-cell table:style-name="Table1.A5" office:value-type="string">
            <text:p text:style-name="P15"/>
          </table:table-cell>
          <table:table-cell table:style-name="Table1.A5" office:value-type="string">
            <text:p text:style-name="P17">Standalone D2</text:p>
          </table:table-cell>
          <table:table-cell table:style-name="Table1.A5" office:value-type="string">
            <text:p text:style-name="P17">Enterasys::D2</text:p>
          </table:table-cell>
        </table:table-row>
        <table:table-row>
          <table:table-cell table:style-name="Table1.A5" office:value-type="string">
            <text:p text:style-name="P14">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5"/>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5"/>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5"/>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4"/>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884076688"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49">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418818466" text:continue-numbering="true" text:style-name="Outline">
        <text:list-item>
          <text:list>
            <text:list-item>
              <text:h text:style-name="Heading_20_2" text:outline-level="2"><text:bookmark text:name="__RefHeading__4771_4006273201"/><text:soft-page-break/>Web Services Interface<text:bookmark-end text:name="__RefHeading__4771_4006273201"/></text:h>
            </text:list-item>
          </text:list>
        </text:list-item>
      </text:list>
      <text:p text:style-name="P49">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166345108"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1">SNMPVersion = 3</text:p>
      <text:p text:style-name="P31">SNMPUserNameRead = readUser</text:p>
      <text:p text:style-name="P31">SNMPAuthProtocolRead = MD5</text:p>
      <text:p text:style-name="P31">SNMPAuthPasswordRead = authpwdread</text:p>
      <text:p text:style-name="P31">SNMPPrivProtocolRead = DES</text:p>
      <text:p text:style-name="P31">SNMPPrivPasswordRead = privpwdread</text:p>
      <text:p text:style-name="P31">SNMPUserNameWrite = writeUser</text:p>
      <text:p text:style-name="P31">SNMPAuthProtocolWrite = MD5</text:p>
      <text:p text:style-name="P31">SNMPAuthPasswordWrite = authpwdwrite</text:p>
      <text:p text:style-name="P31">SNMPPrivProtocolWrite = DES</text:p>
      <text:p text:style-name="P31">SNMPPrivPasswordWrite = privpwdwrite</text:p>
      <text:p text:style-name="Heading_20_3"/>
      <text:p text:style-name="Heading_20_3"/>
      <text:p text:style-name="P37">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2067282252" text:continue-numbering="true" text:style-name="Outline">
        <text:list-item>
          <text:list>
            <text:list-item>
              <text:h text:style-name="P74"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496327797" text:style-name="L1">
        <text:list-header>
          <text:p text:style-name="P67">❏<text:tab/>linkUp/linkDown</text:p>
          <text:p text:style-name="P67">❏<text:tab/>Port Security (with static MACs)</text:p>
        </text:list-header>
      </text:list>
      <text:p text:style-name="Text_20_body">Don't forget to update the startup config !</text:p>
      <text:p text:style-name="Text_20_body"/>
      <text:list xml:id="list63182816" text:continue-list="list2067282252"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444965159"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379666724"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273013296" text:continue-list="list496327797" text:style-name="L1">
        <text:list-header>
          <text:p text:style-name="P67">❏<text:tab/>linkUp/linkDown</text:p>
        </text:list-header>
      </text:list>
      <text:p text:style-name="Text_20_body">Don't forget to update the startup config !</text:p>
      <text:p text:style-name="Text_20_body"/>
      <text:list xml:id="list897694145" text:continue-list="list379666724" text:style-name="Outline">
        <text:list-item>
          <text:list>
            <text:list-item>
              <text:list>
                <text:list-item>
                  <text:list>
                    <text:list-item>
                      <text:h text:style-name="Heading_20_4" text:outline-level="4">L2 Switch SS2R24i</text:h>
                    </text:list-item>
                  </text:list>
                </text:list-item>
              </text:list>
            </text:list-item>
          </text:list>
        </text:list-item>
      </text:list>
      <text:list xml:id="list861173105" text:continue-list="list273013296" text:style-name="L1">
        <text:list-header>
          <text:p text:style-name="P67">❏<text:tab/>Global config settings:</text:p>
        </text:list-header>
      </text:list>
      <text:p text:style-name="Code">create snmp host 192.168.1.60 v2c public</text:p>
      <text:p text:style-name="Code">create snmp user public ReadGroup</text:p>
      <text:p text:style-name="Code">enable snmp traps </text:p>
      <text:list xml:id="list1232376867" text:continue-numbering="true" text:style-name="L1">
        <text:list-header>
          <text:p text:style-name="P67"/>
        </text:list-header>
      </text:list>
      <text:p text:style-name="P32"/>
      <text:p text:style-name="P33">❏<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614010266" text:continue-numbering="true" text:style-name="L1">
        <text:list-header>
          <text:p text:style-name="P67">❏<text:tab/>linkUp/linkDown</text:p>
          <text:p text:style-name="P67">❏<text:tab/>MAC Notification</text:p>
          <text:p text:style-name="P67">❏<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1192893670" text:continue-list="list897694145"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2"/>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36">❏<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592365210"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357834908" text:style-name="L2">
        <text:list-item>
          <text:p text:style-name="P50">Fa0/1...Fa0/48<text:tab/><text:tab/>-&gt;<text:tab/>1...48</text:p>
        </text:list-item>
        <text:list-item>
          <text:p text:style-name="P51">Gi0/1, Gi0/2<text:tab/><text:tab/>-&gt;<text:tab/>49, 50</text:p>
        </text:list-item>
      </text:list>
      <text:p text:style-name="Text_20_body"/>
      <text:p text:style-name="List"/>
      <text:p text:style-name="P3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29173821" text:continue-list="list1592365210"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2042316787" text:continue-list="list357834908" text:style-name="L2">
        <text:list-item>
          <text:p text:style-name="P52"><text:span text:style-name="T5">Fa0/1...Fa0/48<text:tab/><text:tab/>-&gt;<text:tab/>10001...10048<text:line-break/></text:span><text:span text:style-name="T6">Gi0/1...Gi0/48<text:tab/><text:tab/>-&gt;<text:tab/>10101...10148</text:span></text:p>
        </text:list-item>
      </text:list>
      <text:p text:style-name="List"/>
      <text:p text:style-name="P36">❏<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375407373" text:continue-numbering="true" text:style-name="L2">
        <text:list-item>
          <text:p text:style-name="P50">Fa0/1...Fa0/48<text:tab/><text:tab/>-&gt;<text:tab/>10001...10048<text:line-break/><text:span text:style-name="T18">Gi0/1...Gi0/48<text:tab/><text:tab/>-&gt;<text:tab/>10101...10148</text:span></text:p>
        </text:list-item>
      </text:list>
      <text:p text:style-name="P4"/>
      <text:list xml:id="list346039968" text:continue-list="list329173821"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2043808012" text:continue-list="list1375407373" text:style-name="L2">
        <text:list-item>
          <text:p text:style-name="P51">Fa1/0/1...Fa1/0/48<text:tab/>-&gt;<text:tab/>10001...10048</text:p>
        </text:list-item>
        <text:list-item>
          <text:p text:style-name="P51">Gi1/0/1...Gi1/0/48<text:tab/>-&gt;<text:tab/>10101...10148</text:p>
        </text:list-item>
        <text:list-item>
          <text:p text:style-name="P51">Fa2/0/1...Fa2/0/48<text:tab/>-&gt;<text:tab/>10501...10548</text:p>
        </text:list-item>
        <text:list-item>
          <text:p text:style-name="P51">Gi2/0/1...Gi2/0/48<text:tab/>-&gt;<text:tab/>10601...10648</text:p>
        </text:list-item>
        <text:list-item>
          <text:p text:style-name="P51">Fa3/0/1...Fa3/0/48<text:tab/>-&gt;<text:tab/>11001...11048</text:p>
        </text:list-item>
        <text:list-item>
          <text:p text:style-name="P51">Gi3/0/1...Gi3/0/48<text:tab/>-&gt;<text:tab/>11101...11148</text:p>
        </text:list-item>
        <text:list-item>
          <text:p text:style-name="P51">Fa4/0/1...Fa4/0/48<text:tab/>-&gt;<text:tab/>11501...11548</text:p>
        </text:list-item>
        <text:list-item>
          <text:p text:style-name="P51">Gi4/0/1...Gi4/0/48<text:tab/>-&gt;<text:tab/>11601...11648</text:p>
        </text:list-item>
        <text:list-item>
          <text:p text:style-name="P54">...</text:p>
        </text:list-item>
      </text:list>
      <text:list xml:id="list668622184" text:continue-list="list346039968"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286903649" text:continue-numbering="true" text:style-name="Outline">
        <text:list-item>
          <text:list>
            <text:list-item>
              <text:list>
                <text:list-item>
                  <text:list>
                    <text:list-item>
                      <text:h text:style-name="Heading_20_4" text:outline-level="4"/>
                    </text:list-item>
                    <text:list-item>
                      <text:h text:style-name="P78"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070118071" text:continue-list="list1614010266" text:style-name="L1">
        <text:list-header>
          <text:p text:style-name="P67">❏<text:tab/>linkUp/linkDown</text:p>
          <text:p text:style-name="P67">❏<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834657584" text:continue-list="list1286903649"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7">Dell</text:p>
      <text:list xml:id="list908108927"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77"/>
      <text:p text:style-name="Text_20_body"/>
      <text:p text:style-name="Heading_20_3">Edge-corE</text:p>
      <text:p text:style-name="Text_20_body">PacketFence supports Edge-corE switches with no VoIP using one trap type:</text:p>
      <text:list xml:id="list1956238772" text:continue-list="list1070118071" text:style-name="L1">
        <text:list-header>
          <text:p text:style-name="P67">❏<text:tab/>linkUp/linkDown</text:p>
        </text:list-header>
      </text:list>
      <text:p text:style-name="Text_20_body">Don't forget to update the startup config !</text:p>
      <text:p text:style-name="Text_20_body"/>
      <text:list xml:id="list2066187346" text:continue-list="list908108927"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37">Enterasys</text:p>
      <text:p text:style-name="Text_20_body">PacketFence supports Enterasys switches with no VoIP using two different trap types:</text:p>
      <text:list xml:id="list988450497" text:continue-list="list1956238772" text:style-name="L1">
        <text:list-header>
          <text:p text:style-name="P67">❏<text:tab/>linkUp/linkDown</text:p>
          <text:p text:style-name="P67">❏<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489791799" text:continue-list="list206618734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807223685" text:continue-numbering="true" text:style-name="Outline">
        <text:list-item>
          <text:list>
            <text:list-item>
              <text:list>
                <text:list-item>
                  <text:list>
                    <text:list-item>
                      <text:h text:style-name="Heading_20_4" text:outline-level="4"/>
                    </text:list-item>
                    <text:list-item>
                      <text:h text:style-name="P78"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742573961"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6">❏<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801388075"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7"/>
      <text:p text:style-name="Heading_20_3">Extreme Networks</text:p>
      <text:p text:style-name="Text_20_body">PacketFence supports Extreme Networks switches with no VoIP using one trap type:</text:p>
      <text:list xml:id="list1447724453" text:continue-list="list988450497" text:style-name="L1">
        <text:list-header>
          <text:p text:style-name="P67">❏<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303459326" text:continue-list="list801388075" text:style-name="Outline">
        <text:list-item>
          <text:list>
            <text:list-item>
              <text:list>
                <text:list-item>
                  <text:list>
                    <text:list-item>
                      <text:h text:style-name="Heading_20_4" text:outline-level="4">Summit X250e</text:h>
                    </text:list-item>
                  </text:list>
                </text:list-item>
              </text:list>
            </text:list-item>
          </text:list>
        </text:list-item>
      </text:list>
      <text:list xml:id="list1503012369" text:continue-list="list1447724453" text:style-name="L1">
        <text:list-header>
          <text:p text:style-name="P67">❏<text:tab/>Global config settings:</text:p>
        </text:list-header>
      </text:list>
      <text:p text:style-name="P28">enable snmp access</text:p>
      <text:p text:style-name="P28">configure snmp add trapreceiver 192.168.1.60 community public</text:p>
      <text:list xml:id="list1814528034" text:continue-numbering="true" text:style-name="L1">
        <text:list-header>
          <text:p text:style-name="P67"/>
          <text:p text:style-name="P67">❏<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7"/>
      <text:p text:style-name="Heading_20_3">Foundry</text:p>
      <text:list xml:id="list1893178303" text:continue-list="list30345932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918322834" text:continue-list="list1814528034" text:style-name="L1">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3">Those switches support port-security with static MAC address and allow us to secure a MAC on the data VLAN so we enable it whether there is VoIP or not.</text:p>
      <text:p text:style-name="P23">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6">❏<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822681961" text:continue-numbering="true" text:style-name="L1">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1497275984" text:continue-list="list189317830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3">❏<text:tab/>On each interface: </text:p>
      <text:p text:style-name="Code">port-security xx learn-mode static action send-alarm mac-address 0200000000xx</text:p>
      <text:p text:style-name="Standard">where xx stands for the interface index</text:p>
      <text:list xml:id="list2039869454"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045270935"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6">❏<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840670350"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239957102" text:continue-list="list1822681961" text:style-name="L1">
        <text:list-header>
          <text:p text:style-name="P67">❏<text:tab/>linkUp/linkDown</text:p>
        </text:list-header>
      </text:list>
      <text:p text:style-name="Text_20_body">Exact command-line configuration to be contributed...</text:p>
      <text:p text:style-name="Text_20_body"/>
      <text:p text:style-name="Heading_20_3"/>
      <text:p text:style-name="P37"/>
      <text:p text:style-name="Heading_20_3">Linksys</text:p>
      <text:p text:style-name="Text_20_body">PacketFence supports Linksys switches with no VoIP using one trap type:</text:p>
      <text:list xml:id="list1520506160" text:continue-numbering="true" text:style-name="L1">
        <text:list-header>
          <text:p text:style-name="P67">❏<text:tab/>linkUp/linkDown</text:p>
        </text:list-header>
      </text:list>
      <text:p text:style-name="Text_20_body">Don't forget to update the startup config !</text:p>
      <text:p text:style-name="Heading_20_3"/>
      <text:list xml:id="list1627413732" text:continue-list="list840670350"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7"/>
      <text:p text:style-name="Heading_20_3">Nortel</text:p>
      <text:p text:style-name="Text_20_body">PacketFence supports Nortel switches with VoIP using one trap type:</text:p>
      <text:list xml:id="list979163797" text:continue-list="list1520506160" text:style-name="L1">
        <text:list-header>
          <text:p text:style-name="P6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174531130" text:continue-list="list1627413732"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856295529"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859335621" text:continue-list="list979163797" text:style-name="L1">
        <text:list-header>
          <text:p text:style-name="P67">❏<text:tab/>linkUp/linkDown on 6224M, 8824M and 8848M</text:p>
          <text:p text:style-name="P67">❏<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414554337" text:continue-list="list856295529" text:style-name="Outline">
        <text:list-item>
          <text:list>
            <text:list-item>
              <text:list>
                <text:list-item>
                  <text:list>
                    <text:list-item>
                      <text:h text:style-name="Heading_20_4" text:outline-level="4">TigerStack 6224M</text:h>
                    </text:list-item>
                  </text:list>
                </text:list-item>
              </text:list>
            </text:list-item>
          </text:list>
        </text:list-item>
      </text:list>
      <text:list xml:id="list366089356" text:continue-list="list859335621" text:style-name="L1">
        <text:list-header>
          <text:p text:style-name="P67">❏<text:tab/>linkUp/linkDown</text:p>
        </text:list-header>
      </text:list>
      <text:p text:style-name="Text_20_body"/>
      <text:p text:style-name="List">❏<text:tab/>Global config settings</text:p>
      <text:p text:style-name="Code">SNMP-server host 192.168.1.5 public version 1</text:p>
      <text:list xml:id="list1858939549" text:continue-list="list414554337"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993201752" text:continue-list="list366089356" text:style-name="L1">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
      <text:p text:style-name="List"/>
      <text:p text:style-name="P36">❏<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1887239645" text:continue-list="list1858939549" text:style-name="Outline">
        <text:list-item>
          <text:list>
            <text:list-item>
              <text:h text:style-name="P74"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9"/>
      <text:p text:style-name="Text_20_body"/>
      <text:p text:style-name="P34">Then you need to update the DNS templates files as followed. In our example, <text:s/><text:span text:style-name="T9">conf/templates/named-isol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2"/>
      <text:p text:style-name="Text_20_body"><text:span text:style-name="T9">conf/templates/named-registr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29">[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9"/>
      <text:p text:style-name="P29"><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9"/>
      <text:p text:style-name="P29">[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9"/>
      <text:p text:style-name="P29">[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9"/>
      <text:p text:style-name="P35"/>
      <text:p text:style-name="P19">Once you have entered a first section into <text:span text:style-name="T9">conf/networks.conf</text:span>, the PacketFence web admin GUI will present you with an interface to this configuration file.</text:p>
      <text:p text:style-name="P19"><draw:frame draw:style-name="fr5" draw:name="graphics6" text:anchor-type="as-char" svg:y="-0.155cm" svg:width="14.471cm" svg:height="4.616cm" draw:z-index="1"><draw:image xlink:href="Pictures/10000000000004270000013C071A2B08.png" xlink:type="simple" xlink:show="embed" xlink:actuate="onLoad"/></draw:frame></text:p>
      <text:list xml:id="list2039029237"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580122833" text:style-name="L3">
        <text:list-header>
          <text:p text:style-name="P68">❏<text:tab/>several SSIDs with several VLANs inside each SSID</text:p>
          <text:p text:style-name="P68">❏<text:tab/>authentication against a RADIUS server</text:p>
          <text:p text:style-name="P68">❏<text:tab/>dynamic VLAN assignment (through RADIUS attributes)</text:p>
          <text:p text:style-name="P68">❏<text:tab/>SNMP deauthentication traps</text:p>
          <text:p text:style-name="P68">❏<text:tab/>the deauthentication of an associated station</text:p>
        </text:list-header>
      </text:list>
      <text:list xml:id="list1956129345" text:continue-list="list2039029237"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227047757"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448993092"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150638529"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1434319002"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0">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1"/>
      <text:p text:style-name="P36"><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2099216175" text:style-name="L4">
        <text:list-item>
          <text:p text:style-name="P55"><text:span text:style-name="T9">log</text:span>: log a message to the file specified in <text:span text:style-name="T9">[alerting].log</text:span></text:p>
        </text:list-item>
        <text:list-item>
          <text:p text:style-name="P55"><text:span text:style-name="T9">email</text:span>: email the address specified in <text:span text:style-name="T9">[alerting].emailaddr</text:span>, using <text:span text:style-name="T9">[alerting].smtpserver</text:span>. Multiple emailaddr can be sperated by comma.</text:p>
        </text:list-item>
        <text:list-item>
          <text:p text:style-name="P55"><text:span text:style-name="T9">trap</text:span>: isolate the host and place them in violation. It opens a violation and leaves it open. If trap is not there, a violation is opened and then automatically closed</text:p>
        </text:list-item>
        <text:list-item>
          <text:p text:style-name="P5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5"><text:span text:style-name="T9">external: e</text:span>xecute an external command, specified in <text:span text:style-name="T9">[paths].externalapi</text:span></text:p>
          <text:list>
            <text:list-header>
              <text:p text:style-name="P64"><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5"><text:span text:style-name="T9">registrationVlan</text:span><text:span text:style-name="T5">: Registration VLAN as specified in </text:span><text:span text:style-name="T9">switches.conf</text:span><text:span text:style-name="T5">.</text:span></text:p>
        </text:list-item>
        <text:list-item>
          <text:p text:style-name="P55"><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483827304" text:continue-list="list2043808012" text:style-name="L2">
        <text:list-item>
          <text:list>
            <text:list-header>
              <text:p text:style-name="P65"><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7">vlan=isolationVlan</text:p>
      <text:p text:style-name="P27"><text:soft-page-break/>whitelisted_categories=</text:p>
      <text:p text:style-name="P11"/>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700709051" text:continue-list="list1434319002"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52481921"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4">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2"><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2173117109"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2067935986" text:style-name="L5">
        <text:list-item>
          <text:list>
            <text:list-item>
              <text:p text:style-name="P60">Linux-HA (<text:a xlink:type="simple" xlink:href="http://www.linux-ha.org/">www.linux-ha.org</text:a>): a daemon that provides cluster infrastructure to its clients. Heartbeat would be responsible for starting the PacketFence services, eventually </text:p>
            </text:list-item>
            <text:list-item>
              <text:p text:style-name="P60">DRBD (<text:a xlink:type="simple" xlink:href="http://www.drbd.org/">www.drbd.org</text:a>): A network based raid-1.</text:p>
            </text:list-item>
          </text:list>
        </text:list-item>
      </text:list>
      <text:p text:style-name="P42"/>
      <text:p text:style-name="P42">Since PacketFence stores most of its information in a MySQL database, the two PacketFence redundant servers need to share this database in a way or another.</text:p>
      <text:p text:style-name="P42"/>
      <text:p text:style-name="P42">There are different options to share the database between the two PacketFence servers:</text:p>
      <text:list xml:id="list713164699" text:continue-numbering="true" text:style-name="L5">
        <text:list-item>
          <text:list>
            <text:list-item>
              <text:p text:style-name="P60">A local MySQL database server on each PacketFence box configured to store its databases on a remote partition (a LUN on a SAN for example) </text:p>
              <text:list>
                <text:list-item>
                  <text:list>
                    <text:list-item>
                      <text:list>
                        <text:list-item>
                          <text:list>
                            <text:list-item>
                              <text:p text:style-name="P57">You have to make sure that only one database server is running at each time (don't double-mount the partition)</text:p>
                            </text:list-item>
                          </text:list>
                        </text:list-item>
                      </text:list>
                    </text:list-item>
                  </text:list>
                </text:list-item>
              </text:list>
            </text:list-item>
            <text:list-item>
              <text:p text:style-name="P60">A local MySQL database server on each PacketFence box and replication of the database partition using DRBD</text:p>
            </text:list-item>
            <text:list-item>
              <text:p text:style-name="P60">A remote MySQL database server with its own high availability setup</text:p>
              <text:p text:style-name="P62"/>
              <text:p text:style-name="P63">In this document, we describe the second option that involves DRBD.</text:p>
              <text:p text:style-name="P63"/>
              <text:p text:style-name="P63">We assume that:</text:p>
            </text:list-item>
            <text:list-item>
              <text:p text:style-name="P63">you are using RedHat Enterprise 5 or CentOS 5.</text:p>
            </text:list-item>
            <text:list-item>
              <text:p text:style-name="P63">pf1 is the first PacketFence server</text:p>
            </text:list-item>
            <text:list-item>
              <text:p text:style-name="P63">pf2 is the second PacketFence server</text:p>
            </text:list-item>
            <text:list-item>
              <text:p text:style-name="P63">PacketFence is properly configured on each server</text:p>
            </text:list-item>
            <text:list-item>
              <text:p text:style-name="P63">the DRBD partition is 30G long</text:p>
            </text:list-item>
            <text:list-item>
              <text:p text:style-name="P63">we use HeartBeat v1</text:p>
            </text:list-item>
          </text:list>
        </text:list-item>
      </text:list>
      <text:p text:style-name="Standard"/>
      <text:list xml:id="list441160451" text:continue-list="list2173117109" text:style-name="Outline">
        <text:list-item>
          <text:list>
            <text:list-item>
              <text:h text:style-name="P74"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327809331" text:style-name="L6">
        <text:list-item>
          <text:p text:style-name="P58">reduce the size of LogVol00 of 30G</text:p>
        </text:list-item>
        <text:list-item>
          <text:p text:style-name="P58">create a new partition (ext3) called mysql: 30G. You'll be asked to specify where this new partition will mounted: enter /data (or anything else that is used by Linux).</text:p>
        </text:list-item>
        <text:list-item>
          <text:p text:style-name="P58">after the first server reboot, edit <text:span text:style-name="T10">/etc/fstab</text:span> and delete the line for /data.</text:p>
        </text:list-item>
      </text:list>
      <text:list xml:id="list858448778" text:continue-list="list441160451"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541769565"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0">global {</text:p>
      <text:p text:style-name="P40"><text:s text:c="4"/>usage-count yes;</text:p>
      <text:p text:style-name="P40">}</text:p>
      <text:p text:style-name="P40"/>
      <text:p text:style-name="P40">common {</text:p>
      <text:p text:style-name="P40"><text:s text:c="4"/>protocol C;</text:p>
      <text:p text:style-name="P40">}</text:p>
      <text:p text:style-name="P40"/>
      <text:p text:style-name="P40"><text:soft-page-break/>resource mysql {</text:p>
      <text:p text:style-name="P40"><text:s text:c="2"/>syncer {</text:p>
      <text:p text:style-name="P40"><text:s text:c="4"/>rate 100M;</text:p>
      <text:p text:style-name="P40"><text:s text:c="4"/>al-extents 257;</text:p>
      <text:p text:style-name="P40"><text:s text:c="2"/>}</text:p>
      <text:p text:style-name="P40"/>
      <text:p text:style-name="P40"><text:s text:c="2"/>startup {</text:p>
      <text:p text:style-name="P40"><text:s text:c="4"/>degr-wfc-timeout 120; <text:s text:c="3"/># 2 minutes.</text:p>
      <text:p text:style-name="P40"><text:s text:c="2"/>}</text:p>
      <text:p text:style-name="P40"/>
      <text:p text:style-name="P40"><text:s text:c="2"/>disk {</text:p>
      <text:p text:style-name="P40"><text:s text:c="4"/>on-io-error <text:s text:c="2"/>detach;</text:p>
      <text:p text:style-name="P40"><text:s text:c="2"/>}</text:p>
      <text:p text:style-name="P40"><text:s text:c="2"/>device <text:s text:c="7"/>/dev/drbd0;</text:p>
      <text:p text:style-name="P40"><text:s text:c="2"/>disk <text:s text:c="9"/>/dev/VolGroup00/mysql;</text:p>
      <text:p text:style-name="P40"><text:s text:c="2"/>meta-disk <text:s text:c="4"/>internal;</text:p>
      <text:p text:style-name="P40"/>
      <text:p text:style-name="P40"><text:s text:c="2"/>on pf1_server_name {</text:p>
      <text:p text:style-name="P40"><text:s text:c="4"/>address <text:s text:c="4"/>x.x.x.x:7788;</text:p>
      <text:p text:style-name="P40"><text:s text:c="2"/>}</text:p>
      <text:p text:style-name="P40"/>
      <text:p text:style-name="P40"><text:s text:c="2"/>on pf2_server_name {</text:p>
      <text:p text:style-name="P40"><text:s text:c="4"/>address <text:s text:c="4"/>y.y.y.y:7788;</text:p>
      <text:p text:style-name="P40"><text:s text:c="2"/>}</text:p>
      <text:p text:style-name="P41">}</text:p>
      <text:p text:style-name="Standard">where:</text:p>
      <text:list xml:id="list598907239" text:style-name="L7">
        <text:list-item>
          <text:p text:style-name="P47"><text:span text:style-name="T16">mysql</text:span> is the name of the partition you created when installing the OS</text:p>
        </text:list-item>
      </text:list>
      <text:list xml:id="list2128631708" text:style-name="L8">
        <text:list-item>
          <text:p text:style-name="P48"><text:span text:style-name="T16">pf1_server_name</text:span> and <text:span text:style-name="T16">pf2_server_name</text:span> by the real server names.</text:p>
        </text:list-item>
        <text:list-item>
          <text:p text:style-name="P48"><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0">md_offset 31474053120</text:p>
      <text:p text:style-name="P40">al_offset 31474020352</text:p>
      <text:p text:style-name="P40"><text:soft-page-break/>bm_offset 31473057792</text:p>
      <text:p text:style-name="P40"/>
      <text:p text:style-name="P40">Found ext3 filesystem which uses 30736384 kB</text:p>
      <text:p text:style-name="P40">current configuration leaves usable 30735408 kB</text:p>
      <text:p text:style-name="P40"/>
      <text:p text:style-name="P40">Device size would be truncated, which</text:p>
      <text:p text:style-name="P40">would corrupt data and result in</text:p>
      <text:p text:style-name="P40">'access beyond end of device' errors.</text:p>
      <text:p text:style-name="P40">You need to either</text:p>
      <text:p text:style-name="P40"><text:s text:c="3"/>* use external meta data (recommended)</text:p>
      <text:p text:style-name="P40"><text:s text:c="3"/>* shrink that filesystem first</text:p>
      <text:p text:style-name="P40"><text:s text:c="3"/>* zero out the device (destroy the filesystem)</text:p>
      <text:p text:style-name="P40">Operation refused.</text:p>
      <text:p text:style-name="P40"/>
      <text:p text:style-name="P40">Command 'drbdmeta 0 v08 /dev/VolGroup00/mysql internal create-md' terminated with exit code 40</text:p>
      <text:p text:style-name="P41">drbdadm create-md mysql: exited with code 40</text:p>
      <text:p text:style-name="Standard"><text:s/></text:p>
      <text:p text:style-name="Standard">If so, it means that you need to manually resize the partition like this:</text:p>
      <text:p text:style-name="P40">root@pf1 ~]# resize2fs -p -f /dev/VolGroup00/mysql 30735408K</text:p>
      <text:p text:style-name="P40">resize2fs 1.39 (29-May-2006)</text:p>
      <text:p text:style-name="P40">Resizing the filesystem on /dev/VolGroup00/mysql to 7683852 (4k) blocks.</text:p>
      <text:p text:style-name="P41">The filesystem on /dev/VolGroup00/mysql is now 7683852 blocks long.</text:p>
      <text:p text:style-name="Standard"/>
      <text:p text:style-name="Standard">Then initialize the partition:</text:p>
      <text:p text:style-name="P40">[root@pf1 ~]# drbdadm create-md mysql</text:p>
      <text:p text:style-name="P40">md_offset 31474053120</text:p>
      <text:p text:style-name="P40">al_offset 31474020352</text:p>
      <text:p text:style-name="P40">bm_offset 31473057792</text:p>
      <text:p text:style-name="P40"/>
      <text:p text:style-name="P40">Found ext3 filesystem which uses 30735408 kB</text:p>
      <text:p text:style-name="P40">current configuration leaves usable 30735408 kB</text:p>
      <text:p text:style-name="P40"/>
      <text:p text:style-name="P40">Even though it looks like this would place the new meta data into</text:p>
      <text:p text:style-name="P40">unused space, you still need to confirm, as this is only a guess.</text:p>
      <text:p text:style-name="P40"/>
      <text:p text:style-name="P40">Do you want to proceed?</text:p>
      <text:p text:style-name="P40">[need to type 'yes' to confirm] yes</text:p>
      <text:p text:style-name="P40"/>
      <text:p text:style-name="P40">Writing meta data...</text:p>
      <text:p text:style-name="P40">initializing activity log</text:p>
      <text:p text:style-name="P40">NOT initialized bitmap</text:p>
      <text:p text:style-name="P41"><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0">...</text:p>
      <text:p text:style-name="P40"/>
      <text:p text:style-name="P40"><text:s/>0: cs:Connected ro:Secondary/Secondary ds:Inconsistent/Inconsistent C r----</text:p>
      <text:p text:style-name="P41"><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0">...</text:p>
      <text:p text:style-name="P40"><text:s/>0: cs:Connected ro:Secondary/Secondary ds:UpToDate/UpToDate C r---</text:p>
      <text:p text:style-name="P40"><text:s text:c="4"/>ns:0 nr:0 dw:0 dr:0 al:0 bm:0 lo:0 pe:0 ua:0 ap:0 ep:1 wo:b oos:0</text:p>
      <text:p text:style-name="Standard"/>
      <text:list xml:id="list1726197587" text:continue-list="list541769565"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0">...</text:p>
      <text:p text:style-name="P40"><text:s/>0: cs:Connected ro:Primary/Secondary ds:UpToDate/UpToDate C r----</text:p>
      <text:p text:style-name="P41"><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234555651"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0">bcast eth0</text:p>
      <text:p text:style-name="P40">bcast eth1</text:p>
      <text:p text:style-name="P40">keepalive 2</text:p>
      <text:p text:style-name="P40">warntime 30</text:p>
      <text:p text:style-name="P40">deadtime 60</text:p>
      <text:p text:style-name="P40">auto_failback off</text:p>
      <text:p text:style-name="P40">initdead 120</text:p>
      <text:p text:style-name="P40">node pf1.example.org</text:p>
      <text:p text:style-name="P40">node pf2.example.org</text:p>
      <text:p text:style-name="P41">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725610955" text:continue-list="list2128631708" text:style-name="L8">
        <text:list-item>
          <text:p text:style-name="P48"><text:span text:style-name="T16">x.x.x.x</text:span> is PF admin virtual address</text:p>
        </text:list-item>
        <text:list-item>
          <text:p text:style-name="P48"><text:span text:style-name="T16">eth0.y</text:span> is the name of the NIC configuration file (<text:span text:style-name="T10">/etc/sysconfig/network-scripts/ifcfg_eth0.y</text:span>) dedicated to IP address in vlan y (registration for example).</text:p>
        </text:list-item>
        <text:list-item>
          <text:p text:style-name="P48"><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0"><text:soft-page-break/>case "$2" in</text:p>
      <text:p text:style-name="P40"><text:s text:c="8"/>start)</text:p>
      <text:p text:style-name="P40"><text:s text:c="16"/>echo -n "Mounting $1"</text:p>
      <text:p text:style-name="P40"><text:s text:c="16"/>/sbin/ifup $1</text:p>
      <text:p text:style-name="P40"><text:s text:c="16"/>echo "."</text:p>
      <text:p text:style-name="P40"><text:s text:c="16"/>;;</text:p>
      <text:p text:style-name="P40"><text:s text:c="8"/>stop)</text:p>
      <text:p text:style-name="P40"><text:s text:c="16"/>echo -n "Unmounting $1"</text:p>
      <text:p text:style-name="P40"><text:s text:c="16"/>/sbin/ifdown $1</text:p>
      <text:p text:style-name="P40"><text:s text:c="16"/>echo "."</text:p>
      <text:p text:style-name="P40"><text:s text:c="16"/>;;</text:p>
      <text:p text:style-name="P40"><text:s text:c="8"/>*)</text:p>
      <text:p text:style-name="P40"><text:s text:c="16"/>echo "Usage: $0 {start|stop}"</text:p>
      <text:p text:style-name="P40"><text:s text:c="16"/>exit 1</text:p>
      <text:p text:style-name="P40"><text:s text:c="16"/>;;</text:p>
      <text:p text:style-name="P41">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0">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0">debugfile /var/log/ha-debug</text:p>
      <text:p text:style-name="P40">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2112449862" text:continue-list="list1234555651"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133476695"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86076760" text:style-name="L9">
        <text:list-item>
          <text:list>
            <text:list-header>
              <text:p text:style-name="P69">❏<text:tab/>Identifier</text:p>
              <text:p text:style-name="P69">❏<text:tab/>Notes</text:p>
            </text:list-header>
          </text:list>
        </text:list-item>
      </text:list>
      <text:p text:style-name="Text_20_body">Click on the Add button to save it</text:p>
      <text:p text:style-name="P37">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text:p>
      <text:list xml:id="list1551162240" text:continue-list="list1133476695"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45362810" text:style-name="L10">
        <text:list-header>
          <text:p text:style-name="P70">❏<text:tab/>ip: switch IP address </text:p>
          <text:p text:style-name="P70">❏<text:tab/>mode </text:p>
          <text:list>
            <text:list-item>
              <text:p text:style-name="P61">testing: pfsetvlan writes in the log files what it would normally do, but it doesn't react on the traps, it does not change any VLAN.</text:p>
            </text:list-item>
            <text:list-item>
              <text:p text:style-name="P61">registration: pfsetvlan automatically register all MAC addresses seen on the switch ports. As in testing mode, no VLAN changes are done.</text:p>
            </text:list-item>
            <text:list-item>
              <text:p text:style-name="P61">production: this is the regular working mode; pfsetvlan sends the SNMP writes to change the VLAN on the switch ports.</text:p>
              <text:p text:style-name="P59"><text:span text:style-name="T10">CAUTION</text:span>: <text:span text:style-name="T14">If [trapping.testing] (see pf.conf) is enabled, PacketFence will consider that all the switches are in test whatever the working mode is !</text:span></text:p>
            </text:list-item>
          </text:list>
          <text:p text:style-name="P70">❏<text:tab/>uplink: list of ports that are NOT managed by PacketFence. All uplink ports must be defined here! </text:p>
          <text:list text:continue-numbering="true">
            <text:list-item>
              <text:p text:style-name="P61">Dynamic (default): PF queries the switch using CDP (Cisco only !!) to get the uplinks</text:p>
            </text:list-item>
            <text:list-item>
              <text:p text:style-name="P61">1,2,10001,10002,... : uplink list <text:s/>if a hub is plugged in a port, this port must be declared as uplink !!! </text:p>
            </text:list-item>
          </text:list>
          <text:p text:style-name="P7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1">Cisco::Catalyst_2960</text:p>
            </text:list-item>
            <text:list-item>
              <text:p text:style-name="P61">Extreme::Summit_X250e</text:p>
            </text:list-item>
          </text:list>
        </text:list-header>
      </text:list>
      <text:p text:style-name="Heading_20_3"><text:soft-page-break/>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468075012" text:continue-list="list1551162240"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885404566"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468648964"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0">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148902664"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969901936"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7">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7">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8">[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8">[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12925598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7900263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200817373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8-10T15:07:48</dc:date>
    <meta:editing-cycles>775</meta:editing-cycles>
    <meta:editing-duration>PT325H21M53S</meta:editing-duration>
    <meta:printed-by>Olivier Bilodeau</meta:printed-by>
    <meta:print-date>2010-07-14T16:24:11</meta:print-date>
    <dc:creator>Olivier Bilodeau</dc:creator>
    <meta:document-statistic meta:table-count="1" meta:image-count="11" meta:object-count="0" meta:page-count="98" meta:paragraph-count="1647" meta:word-count="13942" meta:character-count="98003"/>
    <meta:user-defined meta:name="Info 1"/>
    <meta:user-defined meta:name="Info 2"/>
    <meta:user-defined meta:name="Info 3"/>
    <meta:user-defined meta:name="Info 4"/>
  </office:meta>
</office:document-meta>
</file>